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la actividad de presentación sobre Computación en la Nube, cada grupo deberá elegir uno de los temas propuestos en la lista de consignas. A continuación, desarrollarán una presentación enfocada en el tema que seleccionen, profundizando en los aspectos específicos que se indican en la consigna. <text:s/><text:line-break/>1. Introducción a la Computación en la Nube<text:line-break/>Definición y Concepto: Explicar qué es la Computación en la Nube. Mencionar cómo permite el acceso a datos y aplicaciones desde cualquier lugar, mediante internet.<text:line-break/>Historia y Evolución: Breve repaso de cómo ha evolucionado desde el almacenamiento y los servidores locales hasta los servicios distribuidos en la nube.<text:line-break/>Diferencias con Sistemas Tradicionales: Comparar la Computación en la Nube con los sistemas locales (on-premise), destacando los cambios en la infraestructura, costos y accesibilidad.<text:line-break/>Ejemplos Cotidianos: Dar ejemplos comunes que los estudiantes puedan reconocer, como Google Drive, Dropbox, y Spotify, mostrando cómo estos servicios dependen de la nube.<text:line-break/>2. Modelos de Servicios en la Nube (IaaS, PaaS, SaaS)<text:line-break/>Definición de IaaS, PaaS y SaaS:<text:line-break/>IaaS (Infrastructure as a Service): Explicar cómo provee la infraestructura como servidores virtuales, almacenamiento y redes. Ejemplo: Amazon EC2.<text:line-break/>PaaS (Platform as a Service): Mostrar cómo permite desarrollar y desplegar aplicaciones sin preocuparse por la infraestructura. Ejemplo: Google App Engine.<text:line-break/>SaaS (Software as a Service): Describir cómo ofrece aplicaciones completas listas para usarse en la nube. Ejemplo: Microsoft Office 365.<text:line-break/>Casos de Uso y Ventajas de Cada Modelo: Para cada uno, explicar en qué casos se utilizan y sus beneficios, como escalabilidad en IaaS, facilidad de desarrollo en PaaS, y simplicidad para el usuario final en SaaS.<text:line-break/>Comparativa Visual: Incluir un gráfico comparativo que muestre las diferencias y similitudes entre estos modelos.<text:line-break/>3. Modelos de Implementación en la Nube (Pública, Privada, Híbrida, Comunitaria)<text:line-break/>Tipos de Nubes:<text:line-break/>Nube Pública: Acceso compartido y costos más bajos, pero con menos control de seguridad.<text:line-break/>Nube Privada: Exclusiva para una organización, con mayor control sobre la seguridad y personalización.<text:line-break/>Nube Híbrida: Combinación de nubes públicas y privadas para obtener lo mejor de ambas.<text:line-break/>Nube Comunitaria: Compartida entre organizaciones con intereses comunes, como instituciones académicas o gubernamentales.<text:line-break/>Ventajas y Desventajas: Mencionar pros y contras de cada modelo en términos de seguridad, costo, escalabilidad y flexibilidad.<text:line-break/>Ejemplos de Uso: Dar ejemplos reales de empresas o sectores que utilizan cada tipo de nube, como bancos (nube privada), pequeñas empresas (nube pública), y gobiernos (nube comunitaria).<text:line-break/>4. Microsoft Azure y AWS<text:line-break/>Breve Introducción a Microsoft Azure y AWS: Describir brevemente la historia de ambas plataformas y su impacto en el mercado.<text:line-break/>Comparativa de Servicios Clave:<text:line-break/>Almacenamiento: Comparar servicios de almacenamiento en la nube como Amazon S3 en AWS y Azure Blob Storage.<text:line-break/>Computación: Explicar las ofertas de computación como Amazon EC2 y Azure Virtual Machines.<text:line-break/>Bases de Datos: Mostrar opciones de bases de datos administradas como Amazon RDS y Azure SQL Database.<text:line-break/>Costos y Facilidad de Uso: Comparar los costos iniciales, facilidad de uso, y ventajas de cada plataforma para desarrolladores y empresas.<text:line-break/>Ejemplo de Aplicaciones: Incluir ejemplos prácticos de aplicaciones que se pueden desplegar en ambas plataformas, como aplicaciones web y entornos de desarrollo de IA.<text:line-break/>5. Ejemplos Prácticos de Aplicación en la Nube<text:line-break/><text:soft-page-break/>Caso Práctico 1: Aplicación Web: Describir cómo se implementaría una aplicación web utilizando la Computación en la Nube. Explicar el proceso desde el desarrollo hasta el despliegue en una plataforma como AWS o Azure.<text:line-break/>Caso Práctico 2: Almacenamiento de Archivos: Mostrar cómo funciona el almacenamiento en la nube usando un servicio como Amazon S3 o Google Cloud Storage, incluyendo la seguridad de acceso y gestión de datos.<text:line-break/>Diagramas de Arquitectura: Incluir diagramas sencillos que muestren la arquitectura de cada caso y cómo los datos fluyen a través de los servicios de la nube.<text:line-break/>6. Beneficios y Desafíos de la Computación en la Nube<text:line-break/>Principales Beneficios:<text:line-break/>Escalabilidad: Explicar cómo la nube permite escalar recursos fácilmente según la demanda.<text:line-break/>Reducción de Costos: Describir cómo se reducen los costos de infraestructura al utilizar servicios en la nube en lugar de servidores físicos.<text:line-break/>Accesibilidad y Flexibilidad: Resaltar que los datos y aplicaciones están disponibles desde cualquier lugar con acceso a Internet.<text:line-break/>Desafíos y Consideraciones:<text:line-break/>Seguridad y Privacidad: Explicar preocupaciones relacionadas con la protección de datos en la nube.<text:line-break/>Dependencia del Proveedor (Vendor Lock-in): Discutir cómo la dependencia de un proveedor específico puede ser un desafío.<text:line-break/>Cumplimiento y Regulaciones: Mencionar cómo ciertas industrias enfrentan regulaciones específicas sobre datos y cómo esto afecta el uso de la nube.<text:line-break/>Ejemplos de Desafíos: Incluir un ejemplo de cómo una empresa puede mitigar un problema de seguridad, como el cifrado de datos y el uso de autenticación multifactor.<text:line-break/>7. Tendencias Futuras en la Computación en la Nube<text:line-break/>Edge Computing: Explicar cómo esta tecnología lleva los datos y servicios más cerca del usuario para mejorar la velocidad y reducir la latencia.<text:line-break/>Computación Sin Servidor (Serverless Computing): Describir cómo permite ejecutar código en la nube sin necesidad de administrar servidores, lo cual simplifica el desarrollo de aplicaciones.<text:line-break/>Inteligencia Artificial y Machine Learning en la Nube: Mencionar cómo la Computación en la Nube facilita el acceso a recursos de IA, como algoritmos de machine learning y procesamiento de datos masivos.<text:line-break/>Ejemplos Futuristas: Dar un ejemplo concreto de cada tendencia, como la implementación de dispositivos IoT en Edge Computing y servicios de IA en Azure o AWS.<text:line-break/>Conclusión y Preguntas<text:line-break/>Resumen de la Presentación: Resumir los conceptos clave de cada sección, como los modelos de servicio, implementación y las plataformas Azure y AWS.<text:line-break/>Opinión del Grupo: Cada grupo debe dar su conclusión personal sobre el impacto y la relevancia futura de la Computación en la Nube.<text:line-break/>Requisitos para la Presentación<text:line-break/>Duración: Cada presentación debe durar aproximadamente 15 minutos.<text:line-break/>Visuales: Usar diapositivas con gráficos, imágenes y diagramas claros y explicativos.<text:line-break/>Claridad y Explicación: Explicar cada concepto con lenguaje claro y fácil de entender para asegurar que todos comprendan los conceptos.<text:line-break/><text:line-break/>--<text:line-break/>Ignacio Gabriel Fontaine Digier<text:line-break/>Licenciado en Informática y Desarrollo de Software<text:line-break/><text:line-break/>Softwa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22:12:36.115000000</meta:creation-date>
    <dc:date>2024-11-11T22:12:41.148000000</dc:date>
    <meta:editing-duration>PT6S</meta:editing-duration>
    <meta:editing-cycles>1</meta:editing-cycles>
    <meta:document-statistic meta:table-count="0" meta:image-count="0" meta:object-count="0" meta:page-count="2" meta:paragraph-count="1" meta:word-count="981" meta:character-count="6582" meta:non-whitespace-character-count="5598"/>
    <meta:generator>LibreOffice/24.8.2.1$Windows_X86_64 LibreOffice_project/0f794b6e29741098670a3b95d60478a65d05ef13</meta:generator>
  </office:meta>
</office:document-meta>
</file>